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fo:language="fr" fo:country="FR" officeooo:rsid="00049a7d" officeooo:paragraph-rsid="00049a7d" style:font-size-asian="8.75pt" style:font-size-complex="10pt"/>
    </style:style>
    <style:style style:name="P2" style:family="paragraph" style:parent-style-name="Standard">
      <style:text-properties fo:font-size="10pt" fo:language="fr" fo:country="FR" style:text-underline-style="solid" style:text-underline-width="auto" style:text-underline-color="font-color" officeooo:rsid="00049a7d" officeooo:paragraph-rsid="0005084f" style:font-size-asian="10pt" style:font-size-complex="10pt"/>
    </style:style>
    <style:style style:name="P3" style:family="paragraph" style:parent-style-name="Standard">
      <style:text-properties fo:font-size="11pt" fo:language="fr" fo:country="FR" style:text-underline-style="solid" style:text-underline-width="auto" style:text-underline-color="font-color" officeooo:rsid="00049a7d" officeooo:paragraph-rsid="00049a7d" style:font-size-asian="11pt" style:font-size-complex="11pt"/>
    </style:style>
    <style:style style:name="P4" style:family="paragraph" style:parent-style-name="Standard">
      <style:text-properties fo:language="fr" fo:country="FR" style:text-underline-style="solid" style:text-underline-width="auto" style:text-underline-color="font-color" officeooo:rsid="00049a7d" officeooo:paragraph-rsid="00049a7d"/>
    </style:style>
    <style:style style:name="P5" style:family="paragraph" style:parent-style-name="Standard">
      <style:text-properties fo:font-size="11pt" fo:language="fr" fo:country="FR" officeooo:rsid="00049a7d" officeooo:paragraph-rsid="00049a7d" style:font-size-asian="11pt" style:font-size-complex="11pt"/>
    </style:style>
    <style:style style:name="P6" style:family="paragraph" style:parent-style-name="Standard">
      <style:paragraph-properties fo:text-align="justify" style:justify-single-word="false"/>
      <style:text-properties fo:font-size="11pt" fo:language="fr" fo:country="FR" officeooo:rsid="00049a7d" officeooo:paragraph-rsid="00049a7d" style:font-size-asian="11pt" style:font-size-complex="11pt"/>
    </style:style>
    <style:style style:name="P7" style:family="paragraph" style:parent-style-name="Standard">
      <style:text-properties fo:font-size="11pt" fo:language="fr" fo:country="FR" officeooo:rsid="0007422f" officeooo:paragraph-rsid="0007422f" style:font-size-asian="11pt" style:font-size-complex="11pt"/>
    </style:style>
    <style:style style:name="T1" style:family="text">
      <style:text-properties officeooo:rsid="0005084f"/>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argeau Brandon – M2 Ingénierie Logiciel Informatique ISTIC</text:p>
      <text:p text:style-name="P7">Pas d’interview à cause du Covid et absence de forum, aucune communication de votre part à ce sujet.</text:p>
      <text:p text:style-name="P5"/>
      <text:p text:style-name="P4">Conférence 2 : CONNAISSANCE DES DIFFÉRENTS TYPES D'ENTRETIENS</text:p>
      <text:p text:style-name="P1"/>
      <text:p text:style-name="P6">Rassurer le recruteur pour facilité l'échange. Chaque structure à un processus de recrutement différent. Il y a l'entretien en face-à-face, jobdating, ambulatoire.</text:p>
      <text:p text:style-name="P6">Il faut rester cohérent et ne pas se laisser influencer, adapter son vocabulaire et être endurant. Il faut regarder chaque membre du jury. L'entretien collectif peut se passer en plusieurs étapes, temps d'information, exercice collectif et entretien individuel. Il faut être disponible le jour J, arriver à l'heure, avoir bloqué plusieurs heures et avoir de quoi prendre des notes. L'entretien vidéo peut être en direct (il faut arriver à l'heure, etc) ou en différé. Pour l'entretien en différé, il doit avoir une webcam et se connecte à une plateforme spécifique. Elle vérifie les paramètres techniques, l'outil démarre les questions, le candidat répond dans le temps imparti et son entretien est filmé, enregistré et transmit. Il y a quelques avantages, notamment un gain de temps, réductions des coûts, l'évaluation de la capacité à synthétiser et argumenter face aux questions posées, ...</text:p>
      <text:p text:style-name="P6">Visioconférence via Skype, Zoom, etc (créer un compte avant). Avoir un pseudonyme professionnel. Avoir un environnement adapté pour les entretiens. L'entretien téléphonique est plus ou moins identique, généralement plus rapide et pour un premier entretien pour une première impression. Anticipez certaines questions, se présenter, ce que l'on sait de la structure/du poste, qualités/défauts, succès/échecs. Des tests peuvent être faits, vérifier le chrono, ne pas rester bloquer sur une question, ne pas tricher, certains tests sont impossible à finir, ...</text:p>
      <text:p text:style-name="P6">Authenticité du CV, ne pas bidonner son CV. Faire attention à son e-réputation.</text:p>
      <text:p text:style-name="P6">Avoir des documents du type attestations de réussites, diplômes, certificats, lettres de recommandations, extrait de casier judiciaire, … E-mail de remerciement, réaffirmer sa motivation, apporter des informations complémentaires.</text:p>
      <text:p text:style-name="P1"/>
      <text:p text:style-name="P3">Conférence 4 : FAIRE UNE THÈSE OU PAS ? S’INFORMER POUR CHOISIR !</text:p>
      <text:p text:style-name="P1"/>
      <text:p text:style-name="P6">Le diplôme international s'obtient au bout de 3 ans avec un maximum de 6 ans. Connaissance généraliste en licence, master approfondissement et spécialisation + savoir-faire (niveau ingénieur), niveau doctorat, c'est avoir une capacité à produire des connaissances scientifiques nouvelles et compétences transverses (chercheur/cadre). Expérience d'une démarche scientifique approfondie et gestion complète d'un projet scientifique. Développer une expertise, méthodologie liée à l'apprentissage par la recherche, contacts scientifiques, bénéficier d'ouverture internationale. Plus forcément dans la seule perspective d'une carrière académique, mais former de secteurs essentiels de l'innovation dans tout milieu professionnel. 3 ans de construction intellectuelle pour se former à la gestion de projet et de recherche, analyse de résultats, travail de groupe. Il faut envisager un objectif sur le long terme, domaine qui m'intéresse, projet pro envisagé, quelles compétences j'ai, quelles compétences j'ai besoin. Si c'est pour gagner de l'argent, pas une bonne idée, voir plus côté entrepreneuriat. Si c'est parce qu'on a des bonnes notes, attention compétences exigées différentes, il faut s'adapter, répondre à des échéances rapprochées, etc. Le diplôme ne remplit pas le frigo, si c'est pour faire plaisir l'entourage ce n'est pas une bonne raison, si c'est à cause du chômage qui fait peur, il ne doit pas être là pour retarder l'échéance. Il y a des bonnes raisons de faire des thèse, si on aime comprendre (se poser beaucoup de questions, y répondre, apporter des hypothèses), aimer innover.La recherche d'une thèse, c'est un appel à candidatures, laboratoires qui proposent les sujets de thèse, il faut bien s'informer sur le sujet, choisir un sujet qui intéresse, orientée recherche fondamentale, appliquée, expérimentale, etc. Ne pas hésiter à contacter les gens, se fixer des critères de sélection.3 ans, un sujet, un directeur de thèse et un laboratoire. Le directeur doit être disponible, savoir donner des compétences, faire réfléchir, il doit être présent, ouvert d'esprit pour la formation (100 heures par année de thèse). Avoir un bon environnement de travail, installation, matériel, ambiance dans l'équipe, horaires de présence des autres, mixité. 3 ans, c'est court, mais ça peut paraître long, stressant, occupe l'esprit, temps de travail peu ou pas défini, présence en laboratoire nuits et jours férié, caractère asymétrique de la relation entre doctorant et son directeur de thèse, la dépendance dans laquelle le doctorant se trouve par rapport à son directeur de thèse, dont les appréciations et les recommandations (peut avoir une importance déterminante pour la suite de la carrière). La soutenance, avoir accord du directeur de thèse, publications au moins un article dans une reçue internationale avec comité de lecture et si possible participation à un congrès international, mémoire de thèse présentable aux rapporteurs, avis favorable de 2 rapporteurs extérieurs à l'Université, 45 mins de présentation <text:soft-page-break/>+ échanges/questions. Savoir identifier et valoriser ce qui est acquis, personnelles ou relationnelles, s'informer sur le marché et le contexte socio-économique. </text:p>
      <text:p text:style-name="P1"/>
      <text:p text:style-name="P3">Atelier 44 : LES BONNES PRATIQUES SUR LES DIFFÉRENTES PLATEFORMES D'EMPLOI</text:p>
      <text:p text:style-name="P1"/>
      <text:p text:style-name="P6"><text:span text:style-name="T2">Acroissement :</text:span> <text:span text:style-name="T1">V</text:span>itesse premiers contacts, Part invisible du marché des offres, Compétences disponibles, Informations inutiles, Exclusion par les nouvelles technologies (par exemple avec le covid, personne pas à l'aise, pas le bon matériel), Importance de la réputation en ligne.</text:p>
      <text:p text:style-name="P6"><text:span text:style-name="T2">Handicaps numérique :</text:span> Peur de l'erreur, Difficultés à s'approprier la logique numérique, utilisation du traitement de texte, utilisation d'une boîte mail, chercher des informations et les trier, Erreur dans l'enregistrement du CV (PDF avec un bon nom de fichier), Non-présence en ligne, Réfractaire au CV vidéo.</text:p>
      <text:p text:style-name="P6">Jobboard = site emploi (Pôle emploi, Monster, …) .</text:p>
      <text:p text:style-name="P6">Candidat : consultation des offres d'emploi/dépôt de CV, Recruteur : consulter CV / dépôt d'offres d'emploi.</text:p>
      <text:p text:style-name="P6">Possibilité de mettre en place des alertes. Être repérable et joignable en publiant son profil dans les Cvthèque et jobboards (publique ou non), réseaux pro ou autres, les plateformes de CV. Postuler en ligne sur les sites des entreprises directement, le faire régulièrement, car il y a un ménage de fait régulièrement. Dernier arrivé est gage de premier servi, il faut mettre à jour les CV régulièrement. Le CV doit être attractif. Mettre correctement les informations pour convenir aux critères de recherche, pas de modestie, être honnête. Importance des mots utilisés, il faut mettre en place une vraie stratégie autour de la recherche par mots-clés.</text:p>
      <text:p text:style-name="P6">Parler le langage de la machine pour rentrer en contact avec les recruteurs et trouver toutes les offres. Remplir tous les champs, essayer d'anticiper les tris, vérifier ce que l'on saisit. Pour la zone de rechercher, coller au plus proche (en fonction des besoins). Si ville limitrophe, ajouter des villes (ou même CV avec une autre ville, sur Pôle emploi 5 CV possible). Sur le CV ne pas mettre "Stage", on cherche un métier, mettre "stage" dans le mail ou la lettre de motivation. Le recruteur maîtrise rarement le domaine, elle prend les fiches rome et peut cocher les compétences etc. Postuler aussi sur les sites des entreprises. Savoir-être <text:span text:style-name="T1">i</text:span>mportant. Souvent regarder. Recherche sur Pôle emploi en tant qu'entreprise, regarder les CV des autres candidats. Site spécialisé (dans notre domaine) -&gt; sites généralistes -&gt; réseaux en lignes. Être régulier, tester, vérifier, modifier, adapter sa pratique aux résultats obtenus, se concentrer sur certains sites. Organiser son emploi du temps, faire du réseautage en ligne/physique, relance, recherche, candidature spontanée, veille, formation. Pôle emploi déconnecte au bout de 10mins~, préparer en avance (motivation, ma formation, etc).</text:p>
      <text:p text:style-name="P6">Avoir CV, lettre de motivation, bilan personnel, nuage de mots clé, enquête métier, attestations/documents officielles, candidatures/commentaires, tableau de suivi. Faire un max de réseau.</text:p>
      <text:p text:style-name="P1"/>
      <text:p text:style-name="P2">Atelier 4<text:span text:style-name="T1">5</text:span> : E-REPUTATION ET RÉSEAUX SOCIAUX DANS SON INSERTION PRO</text:p>
      <text:p text:style-name="P1"/>
      <text:p text:style-name="P6">Essentiel d'avoir une bonne utilisation d'Internet avec de candidater. Avoir un mot de passe sécurisé et unique. Faire des sauvegardes. Attention au phishing, etc. Attention au documents sensible, effacer les traces, se déconnecter, etc. Ne jamais avancer de l'argent, attention aux horaires, ne pas communiquer les infos persos, ne pas accepter de rétribution sans contrat de travail. Faire attention à son téléphone, wifi public, application inutile, ne pas garder de contenu sensible sur son téléphone. Le recrutement passe par le mobile, penser aux applications, garder une copie de CV à jour, etc. Frein à l'embauche des jeunes diplômés pour un premier emploi. Il faut bien compléter son CV, on a de l'expérience, stage, bénévolat, concours, événement. Prenez du temps pour construire le projet de formation, travaux d'études, temps libre, emplois saisonniers et stage. Information disponible sur Internet nous concernant, ces informations peuvent prendre plusieurs formes, commentaires, articles, photos, vidéos. Les recruteurs mènent l'enquête sur les candidats, vérifient leur présence en ligne. Ils s'inquiètent sur l'orthographe, photo gênante, inadapté, avis polémique, avis virulent, propos immature, humour noir, second degré, mensonge. Savoir être et savoir-faire relationnel. Attention à ce qui est repartagé, vérifier les sources. Faire ressortir des informations valorisantes dans les premiers résultats de recherches, la première page de Google s'accapare 91,5 % du trafic, les 3 premiers liens sont les plus consultés +60 %. Créer du contenu positif, valoriser l'expertise et la personnalité. Gérer les paramètres de confidentialité = vérifier le mode public, réfléchir avant de poster, de commenter. Linkedin, avoir une photo, faire sa bannière, recommandations (donner et recevoir). Provoquer l'échange, apprenez à demander, solliciter un entretien physique, téléphonique ou encore entamer un échange d'e-mail. Avis sur un parcours ou projet à court terme, apprendre plus sur le processus de recrutement d'une entreprise, échanger sur le CV par rapport au secteur, demander à participer à un événement pro, faire une enquête métier. Ne pas mettre dans le titre "en recherche d'emploi", le mettre à la limite à la fin de l'accroche. Mettre à jour son profil, se connecter régulièrement, il faut enrichir/interagir. Avoir un minimum de contact. Bien enrichir le profil. Soigner son comportem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2.2$Windows_X86_64 LibreOffice_project/8349ace3c3162073abd90d81fd06dcfb6b36b994</meta:generator>
    <dc:date>2020-11-08T00:30:43.074000000</dc:date>
    <meta:editing-duration>PT8M35S</meta:editing-duration>
    <meta:editing-cycles>5</meta:editing-cycles>
    <meta:document-statistic meta:table-count="0" meta:image-count="0" meta:object-count="0" meta:page-count="2" meta:paragraph-count="20" meta:word-count="1595" meta:character-count="10734" meta:non-whitespace-character-count="9157"/>
  </office:meta>
</office:document-meta>
</file>